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6M00S" calcext:value-type="time">
            <text:p>05:2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00/00/00</text:date>, <text:time style:data-style-name="N2" text:time-value="05:45:27.76499669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8T05:45:39.941072383</dc:date>
    <meta:editing-duration>PT28M8S</meta:editing-duration>
    <meta:editing-cycles>75</meta:editing-cycles>
    <meta:generator>LibreOffice/25.2.4.3$Linux_X86_64 LibreOffice_project/520$Build-3</meta:generator>
    <meta:document-statistic meta:table-count="4" meta:cell-count="201" meta:object-count="0"/>
  </office:meta>
</office:document-meta>
</file>